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text-properties officeooo:rsid="0014877f" officeooo:paragraph-rsid="0014877f" fo:background-color="transparent"/>
    </style:style>
    <style:style style:name="P3" style:family="paragraph" style:parent-style-name="Standard" style:list-style-name="L3">
      <style:text-properties officeooo:rsid="0014877f" officeooo:paragraph-rsid="0014877f" fo:background-color="transparent"/>
    </style:style>
    <style:style style:name="P4" style:family="paragraph" style:parent-style-name="Standard">
      <style:text-properties officeooo:rsid="0015bb20" officeooo:paragraph-rsid="0015bb20" fo:background-color="transparent"/>
    </style:style>
    <style:style style:name="P5" style:family="paragraph" style:parent-style-name="Standard">
      <style:text-properties officeooo:rsid="0013d88f" officeooo:paragraph-rsid="0013d88f"/>
    </style:style>
    <style:style style:name="P6" style:family="paragraph" style:parent-style-name="Standard" style:list-style-name="L1">
      <style:text-properties officeooo:paragraph-rsid="00126019"/>
    </style:style>
    <style:style style:name="P7" style:family="paragraph" style:parent-style-name="Standard" style:list-style-name="L2">
      <style:text-properties officeooo:paragraph-rsid="0014877f"/>
    </style:style>
    <style:style style:name="P8" style:family="paragraph" style:parent-style-name="Standard">
      <style:text-properties officeooo:rsid="0015bb20" officeooo:paragraph-rsid="0015bb20"/>
    </style:style>
    <style:style style:name="P9" style:family="paragraph" style:parent-style-name="Standard" style:list-style-name="L1" style:master-page-name="">
      <loext:graphic-properties draw:fill="none"/>
      <style:paragraph-properties fo:margin-left="0in" fo:margin-right="0in" fo:text-indent="-0.25in" style:auto-text-indent="false" style:page-number="auto" fo:background-color="transparent"/>
      <style:text-properties officeooo:paragraph-rsid="00126019" fo:background-color="transparent"/>
    </style:style>
    <style:style style:name="P10" style:family="paragraph" style:parent-style-name="Standard" style:list-style-name="L2">
      <loext:graphic-properties draw:fill="none"/>
      <style:paragraph-properties fo:margin-left="0in" fo:margin-right="0in" fo:text-indent="-0.25in" style:auto-text-indent="false" fo:background-color="transparent"/>
      <style:text-properties officeooo:paragraph-rsid="0015bb20"/>
    </style:style>
    <style:style style:name="P11" style:family="paragraph" style:parent-style-name="Standard" style:list-style-name="L2" style:master-page-name="">
      <loext:graphic-properties draw:fill="none"/>
      <style:paragraph-properties fo:margin-left="0in" fo:margin-right="0in" fo:text-indent="-0.25in" style:auto-text-indent="false" style:page-number="auto" fo:background-color="transparent"/>
      <style:text-properties style:text-underline-style="none" officeooo:paragraph-rsid="0015bb20"/>
    </style:style>
    <style:style style:name="P12" style:family="paragraph" style:parent-style-name="Header">
      <style:text-properties officeooo:rsid="0015bb20" officeooo:paragraph-rsid="0015bb20"/>
    </style:style>
    <style:style style:name="T1" style:family="text">
      <style:text-properties officeooo:rsid="00126019"/>
    </style:style>
    <style:style style:name="T2" style:family="text">
      <style:text-properties officeooo:rsid="00126019" fo:background-color="#72bf44" loext:char-shading-value="0"/>
    </style:style>
    <style:style style:name="T3" style:family="text">
      <style:text-properties style:text-underline-style="solid" style:text-underline-width="auto" style:text-underline-color="font-color" officeooo:rsid="00126019" fo:background-color="#72bf44" loext:char-shading-value="0"/>
    </style:style>
    <style:style style:name="T4" style:family="text">
      <style:text-properties style:text-underline-style="solid" style:text-underline-width="auto" style:text-underline-color="font-color" officeooo:rsid="00126019" fo:background-color="transparent" loext:char-shading-value="0"/>
    </style:style>
    <style:style style:name="T5" style:family="text">
      <style:text-properties officeooo:rsid="00126019" fo:background-color="transparent" loext:char-shading-value="0"/>
    </style:style>
    <style:style style:name="T6" style:family="text">
      <style:text-properties officeooo:rsid="0015bb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/></text:p>
      <text:p text:style-name="P2"><text:span text:style-name="T1">S</text:span>tart with readme.c file in a directory. </text:p>
      <text:p text:style-name="P2"/>
      <text:p text:style-name="P2"><text:span text:style-name="T6">Compile</text:span> the file with gcc: </text:p>
      <text:p text:style-name="P2"><text:tab/>gcc readme.c -o readme</text:p>
      <text:p text:style-name="P2"/>
      <text:p text:style-name="P4">Execute the newly created exe file:</text:p>
      <text:p text:style-name="P4"><text:tab/>./readme</text:p>
      <text:list xml:id="list3650888498" text:style-name="L1">
        <text:list-header>
          <text:p text:style-name="P6"><text:span text:style-name="T2"/></text:p>
          <text:p text:style-name="P9"><text:span text:style-name="T6">Delete the readme.c file such that the current directory only has the exe file:</text:span></text:p>
        </text:list-header>
      </text:list>
      <text:p text:style-name="Standard"/>
      <text:p text:style-name="Standard">root@dhruv-MS-7B79:~/Documents/GSU/DataSec/test# ls -la</text:p>
      <text:p text:style-name="Standard">total 108</text:p>
      <text:p text:style-name="Standard">drwxr-xr-x 2 dhruv dhruv <text:s text:c="2"/>4096 Nov 13 17:24 .</text:p>
      <text:p text:style-name="Standard">drwxr-xr-x 4 dhruv dhruv <text:s text:c="2"/>4096 Nov 13 17:21 ..</text:p>
      <text:p text:style-name="P1">-rwxr-xr-x 1 root <text:s/>root <text:s/>100000 Nov 13 17:22 readme</text:p>
      <text:p text:style-name="Standard"/>
      <text:list xml:id="list3818997934" text:style-name="L2">
        <text:list-header>
          <text:p text:style-name="P7"><text:span text:style-name="T3"/></text:p>
          <text:p text:style-name="P11"><text:span text:style-name="T5">Execute the readme file using ./readme:</text:span></text:p>
          <text:p text:style-name="P10"><text:span text:style-name="T4"/></text:p>
          <text:p text:style-name="P10"><text:span text:style-name="T5">Prints the code and creates a new .c file</text:span></text:p>
        </text:list-header>
      </text:list>
      <text:p text:style-name="Standard"/>
      <text:p text:style-name="Standard">root@dhruv-MS-7B79:~/Documents/GSU/DataSec/test# ./readme</text:p>
      <text:p text:style-name="Standard">/**</text:p>
      <text:p text:style-name="Standard">@Author Dhruv Gupta</text:p>
      <text:p text:style-name="Standard"/>
      <text:p text:style-name="Standard">This file is a simple worm that will save the code in memory on the first run and</text:p>
      <text:p text:style-name="Standard">print the source to command line on the second run.</text:p>
      <text:p text:style-name="Standard">**/</text:p>
      <text:p text:style-name="Standard"/>
      <text:p text:style-name="Standard">#include &lt;stdio.h&gt;</text:p>
      <text:p text:style-name="Standard">#include &lt;string.h&gt;</text:p>
      <text:p text:style-name="Standard">#include &lt;stdlib.h&gt;</text:p>
      <text:p text:style-name="Standard"/>
      <text:p text:style-name="Standard">int main(){</text:p>
      <text:p text:style-name="Standard"/>
      <text:p text:style-name="Standard"><text:tab/>//final int static_var_size = 10000;</text:p>
      <text:p text:style-name="Standard"><text:tab/>const int code_buffer_size = 10000;</text:p>
      <text:p text:style-name="Standard"><text:tab/>const int exe_buffer_size = 100000; //exe buffer size needs to be &gt; <text:s/>static_var_size</text:p>
      <text:p text:style-name="Standard"/>
      <text:p text:style-name="Standard"/>
      <text:p text:style-name="Standard"/>
      <text:p text:style-name="Standard"><text:tab/>static char a[10000] = "hello";</text:p>
      <text:p text:style-name="Standard"><text:tab/>printf("%s\n", a);</text:p>
      <text:p text:style-name="Standard"/>
      <text:p text:style-name="Standard"/>
      <text:p text:style-name="Standard"><text:soft-page-break/></text:p>
      <text:p text:style-name="Standard">// Check if run 1 or run 2</text:p>
      <text:p text:style-name="Standard"><text:tab/>int flag;</text:p>
      <text:p text:style-name="Standard"><text:tab/>if(a[0] == 'h') flag=0; else flag=1;</text:p>
      <text:p text:style-name="Standard"/>
      <text:p text:style-name="Standard"><text:tab/>printf("FLAG ==== &gt; %d\n", flag); //user verification of 1st / 2nd run</text:p>
      <text:p text:style-name="Standard"/>
      <text:p text:style-name="Standard">if(flag == 0){</text:p>
      <text:p text:style-name="Standard"><text:tab/>FILE *fp = fopen("readme.c", "r");</text:p>
      <text:p text:style-name="Standard"><text:tab/>if(!fp){</text:p>
      <text:p text:style-name="Standard"><text:tab/><text:tab/>printf("Cannot Find .c File ... exiting \n");</text:p>
      <text:p text:style-name="Standard"><text:tab/><text:tab/>exit(0);</text:p>
      <text:p text:style-name="Standard"><text:tab/>}</text:p>
      <text:p text:style-name="Standard"/>
      <text:p text:style-name="Standard"><text:tab/>FILE *fp2 = fopen("readme", "r");</text:p>
      <text:p text:style-name="Standard"/>
      <text:p text:style-name="Standard"><text:tab/>unsigned char cbuffer [code_buffer_size];</text:p>
      <text:p text:style-name="Standard"><text:tab/>unsigned char ebuffer [exe_buffer_size];</text:p>
      <text:p text:style-name="Standard"/>
      <text:p text:style-name="Standard"/>
      <text:p text:style-name="Standard"><text:tab/>int code_len = fread(cbuffer, 1, sizeof(cbuffer), fp);</text:p>
      <text:p text:style-name="Standard"><text:tab/>int exe_len = fread(ebuffer, 1, sizeof(ebuffer), fp2);</text:p>
      <text:p text:style-name="Standard"/>
      <text:p text:style-name="Standard"><text:tab/>fclose(fp);</text:p>
      <text:p text:style-name="Standard"><text:tab/>fclose(fp2);</text:p>
      <text:p text:style-name="Standard"><text:tab/>//search for string in ebuffer</text:p>
      <text:p text:style-name="Standard"/>
      <text:p text:style-name="Standard"/>
      <text:p text:style-name="Standard"><text:tab/>int i, j = 0;</text:p>
      <text:p text:style-name="Standard"><text:tab/><text:tab/>for(i = 0; i &lt; exe_len; i++ )</text:p>
      <text:p text:style-name="Standard"><text:tab/><text:tab/>{</text:p>
      <text:p text:style-name="Standard"><text:tab/><text:tab/><text:tab/>// serach for the static variable memory location using its contents as a guide and replace with .c code</text:p>
      <text:p text:style-name="Standard"><text:tab/><text:tab/><text:tab/>if(ebuffer[i] == 'h' &amp;&amp; ebuffer[i+1] == 'e'<text:tab/>&amp;&amp; ebuffer[i+2] == 'l'&amp;&amp; ebuffer[i+3] == 'l' &amp;&amp; ebuffer[i+4] == 'o')</text:p>
      <text:p text:style-name="Standard"><text:tab/><text:tab/><text:tab/><text:tab/>{</text:p>
      <text:p text:style-name="Standard"><text:tab/><text:tab/><text:tab/><text:tab/><text:tab/>// ebuffer[i] = 'm';</text:p>
      <text:p text:style-name="Standard"><text:tab/><text:tab/><text:tab/><text:tab/><text:tab/>for( j=0; j&lt;code_len; j++)</text:p>
      <text:p text:style-name="Standard"><text:tab/><text:tab/><text:tab/><text:tab/><text:tab/><text:tab/>ebuffer[i++] = cbuffer[j];</text:p>
      <text:p text:style-name="Standard"/>
      <text:p text:style-name="Standard"><text:tab/><text:tab/><text:tab/><text:tab/>}</text:p>
      <text:p text:style-name="Standard"><text:tab/><text:tab/>}</text:p>
      <text:p text:style-name="Standard"/>
      <text:p text:style-name="Standard"/>
      <text:p text:style-name="Standard"/>
      <text:p text:style-name="Standard"><text:tab/><text:tab/>FILE *fp3 = fopen("x.x","w+");</text:p>
      <text:p text:style-name="Standard"><text:soft-page-break/><text:tab/><text:tab/>fwrite (ebuffer , sizeof(char), sizeof(ebuffer), fp3);</text:p>
      <text:p text:style-name="Standard"><text:tab/><text:tab/>fclose(fp3);</text:p>
      <text:p text:style-name="Standard"><text:tab/><text:tab/>system("mv x.x readme; chmod +x readme");</text:p>
      <text:p text:style-name="Standard"/>
      <text:p text:style-name="Standard">}else{</text:p>
      <text:p text:style-name="Standard"/>
      <text:p text:style-name="Standard"><text:tab/>FILE *fp4 = fopen("x.x","w+");</text:p>
      <text:p text:style-name="Standard"><text:tab/>//fwrite (a , sizeof(char), sizeof(a), fp4);</text:p>
      <text:p text:style-name="Standard"/>
      <text:p text:style-name="Standard"><text:tab/>fprintf (fp4, "%s", a);</text:p>
      <text:p text:style-name="Standard"><text:tab/>fclose(fp4);</text:p>
      <text:p text:style-name="Standard"><text:tab/>system("mv x.x readme.c; chmod 777 readme.c");</text:p>
      <text:p text:style-name="Standard"/>
      <text:p text:style-name="Standard">}</text:p>
      <text:p text:style-name="Standard"/>
      <text:p text:style-name="Standard"><text:tab/>return 0;</text:p>
      <text:p text:style-name="Standard">}</text:p>
      <text:p text:style-name="Standard"/>
      <text:p text:style-name="Standard">FLAG ==== &gt; 1</text:p>
      <text:p text:style-name="Standard"/>
      <text:list xml:id="list2527746346" text:style-name="L3">
        <text:list-item>
          <text:p text:style-name="P3">Final results readme.c file is back</text:p>
        </text:list-item>
      </text:list>
      <text:p text:style-name="P5"/>
      <text:p text:style-name="Standard">root@dhruv-MS-7B79:~/Documents/GSU/DataSec/test# ls -la</text:p>
      <text:p text:style-name="Standard">total 112</text:p>
      <text:p text:style-name="Standard">drwxr-xr-x 2 dhruv dhruv <text:s text:c="2"/>4096 Nov 13 17:24 .</text:p>
      <text:p text:style-name="Standard">drwxr-xr-x 4 dhruv dhruv <text:s text:c="2"/>4096 Nov 13 17:21 ..</text:p>
      <text:p text:style-name="Standard">-rwxr-xr-x 1 root <text:s/>root <text:s/>100000 Nov 13 17:22 readme</text:p>
      <text:p text:style-name="P1">-rwxrwxrwx 1 root <text:s/>root <text:s text:c="3"/>1755 Nov 13 17:24 readme.c</text:p>
      <text:p text:style-name="P1"/>
      <text:p text:style-name="P4">new readme.c file has the same size as the old f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bb20" officeooo:paragraph-rsid="0015bb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hruv Gupta</text:p>
        <text:p text:style-name="MP1">Homework 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7:25:26.966741966</meta:creation-date>
    <dc:date>2019-11-13T18:25:57.161914263</dc:date>
    <meta:editing-duration>PT9M41S</meta:editing-duration>
    <meta:editing-cycles>1</meta:editing-cycles>
    <meta:document-statistic meta:table-count="0" meta:image-count="0" meta:object-count="0" meta:page-count="3" meta:paragraph-count="84" meta:word-count="418" meta:character-count="2620" meta:non-whitespace-character-count="2194"/>
    <meta:generator>LibreOffice/6.0.7.3$Linux_X86_64 LibreOffice_project/00m0$Build-3</meta:generator>
  </office:meta>
</office:document-meta>
</file>